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erif CJK TC" svg:font-family="'Noto Serif CJK TC'" style:font-family-generic="system" style:font-pitch="variable"/>
    <style:font-face style:name="文泉驛正黑" svg:font-family="文泉驛正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7.85cm" fo:min-width="8.2cm"/>
    </style:style>
    <style:style style:name="gr2" style:family="graphic" style:parent-style-name="standard">
      <style:graphic-properties svg:stroke-color="#5983b0" draw:fill="none" draw:textarea-horizontal-align="justify" draw:textarea-vertical-align="middle" draw:auto-grow-height="false" fo:min-height="0.05cm" fo:min-width="0cm"/>
    </style:style>
    <style:style style:name="gr3" style:family="graphic" style:parent-style-name="standard">
      <style:graphic-properties svg:stroke-color="#ff3838" draw:fill="none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svg:stroke-width="0.07cm" svg:stroke-color="#000000" draw:marker-start-width="0.415cm" draw:marker-end-width="0.415cm" draw:fill="none" draw:textarea-vertical-align="middle" fo:padding-top="0.16cm" fo:padding-bottom="0.16cm" fo:padding-left="0.285cm" fo:padding-right="0.285cm"/>
    </style:style>
    <style:style style:name="gr5" style:family="graphic" style:parent-style-name="objectwithoutfill">
      <style:graphic-properties draw:stroke="dash" draw:stroke-dash="Fine_20_Dashed" svg:stroke-width="0.07cm" svg:stroke-color="#000000" draw:marker-start-width="0.415cm" draw:marker-end-width="0.415cm" draw:fill="none" draw:textarea-vertical-align="middle" fo:padding-top="0.16cm" fo:padding-bottom="0.16cm" fo:padding-left="0.285cm" fo:padding-right="0.28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712cm"/>
    </style:style>
    <style:style style:name="gr8" style:family="graphic" style:parent-style-name="objectwithoutfill">
      <style:graphic-properties draw:stroke="solid" draw:stroke-dash="Fine_20_Dashed" svg:stroke-width="0.07cm" svg:stroke-color="#000000" draw:marker-start-width="0.415cm" draw:marker-end-width="0.415cm" draw:fill="none" draw:textarea-vertical-align="middle" fo:padding-top="0.16cm" fo:padding-bottom="0.16cm" fo:padding-left="0.285cm" fo:padding-right="0.285cm"/>
    </style:style>
    <style:style style:name="gr9" style:family="graphic" style:parent-style-name="objectwithoutfill">
      <style:graphic-properties draw:stroke="dash" draw:stroke-dash="Fine_20_Dashed" svg:stroke-width="0.07cm" svg:stroke-color="#808080" draw:marker-start-width="0.415cm" draw:marker-end-width="0.415cm" draw:fill="none" draw:textarea-vertical-align="middle" fo:padding-top="0.16cm" fo:padding-bottom="0.16cm" fo:padding-left="0.285cm" fo:padding-right="0.285cm"/>
    </style:style>
    <style:style style:name="gr10" style:family="graphic" style:parent-style-name="objectwithoutfill">
      <style:graphic-properties svg:stroke-color="#000000" draw:marker-start="Line_20_Arrow" draw:marker-end="Line_20_Arrow" draw:fill="none" draw:textarea-vertical-align="middle"/>
    </style:style>
    <style:style style:name="gr11" style:family="graphic" style:parent-style-name="objectwithoutfill">
      <style:graphic-properties svg:stroke-color="#000000" draw:marker-start="Arrow_20_concave" draw:marker-start-width="0.1cm" draw:marker-end="Arrow_20_concave" draw:marker-end-width="0.1cm" draw:fill="none" draw:textarea-vertical-align="middle"/>
    </style:style>
    <style:style style:name="gr12" style:family="graphic" style:parent-style-name="無填入也無線條的物件">
      <style:graphic-properties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custom-shape draw:style-name="gr1" draw:text-style-name="P1" draw:layer="layout" svg:width="8.7cm" svg:height="8.1cm" svg:x="1.5cm" svg:y="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3.8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6cm" svg:y="4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6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8cm" svg:y="2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2.4cm" svg:y="6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3.1cm" svg:y="2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cm" svg:height="0.3cm" svg:x="6.3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cm" svg:height="0.3cm" svg:x="4.9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cm" svg:height="0.3cm" svg:x="8.7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cm" svg:height="0.3cm" svg:x="7.8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cm" svg:height="0.3cm" svg:x="4.5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8.7cm" svg:height="8.1cm" svg:x="1.5cm" svg:y="10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3.8cm" svg:y="13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6cm" svg:y="13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6cm" svg:y="10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8cm" svg:y="11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2.4cm" svg:y="15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3.1cm" svg:y="1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cm" svg:height="0.3cm" svg:x="6.3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cm" svg:height="0.3cm" svg:x="4.9cm" svg:y="1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cm" svg:height="0.3cm" svg:x="8.7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cm" svg:height="0.3cm" svg:x="7.8cm" svg:y="1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cm" svg:height="0.3cm" svg:x="4.5cm" svg:y="1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.5cm" svg:y1="17cm" svg:x2="10.2cm" svg:y2="12.5cm">
          <text:p/>
        </draw:line>
        <draw:custom-shape draw:style-name="gr1" draw:text-style-name="P1" draw:layer="layout" svg:width="8.7cm" svg:height="8.1cm" svg:x="11.2cm" svg:y="10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13.5cm" svg:y="13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15.7cm" svg:y="13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15.7cm" svg:y="10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17.7cm" svg:y="11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12.1cm" svg:y="15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12.8cm" svg:y="1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cm" svg:height="0.3cm" svg:x="16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cm" svg:height="0.3cm" svg:x="14.6cm" svg:y="1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cm" svg:height="0.3cm" svg:x="18.4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cm" svg:height="0.3cm" svg:x="17.5cm" svg:y="1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cm" svg:height="0.3cm" svg:x="14.2cm" svg:y="1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1.2cm" svg:y1="17cm" svg:x2="19.9cm" svg:y2="12.5cm">
          <text:p/>
        </draw:line>
        <draw:line draw:style-name="gr5" draw:text-style-name="P1" draw:layer="layout" svg:x1="11.2cm" svg:y1="15.5cm" svg:x2="19.9cm" svg:y2="11cm">
          <text:p/>
        </draw:line>
        <draw:line draw:style-name="gr6" draw:text-style-name="P1" draw:layer="layout" svg:x1="15.2cm" svg:y1="13.4cm" svg:x2="15.2cm" svg:y2="14.9cm">
          <text:p/>
        </draw:line>
        <draw:frame draw:style-name="gr7" draw:text-style-name="P2" draw:layer="layout" svg:width="0.7cm" svg:height="0.962cm" svg:x="14.3cm" svg:y="13.8cm">
          <draw:text-box>
            <text:p>b</text:p>
          </draw:text-box>
        </draw:frame>
      </draw:page>
      <draw:page draw:name="page2" draw:style-name="dp1" draw:master-page-name="預設">
        <draw:custom-shape draw:style-name="gr1" draw:text-style-name="P1" draw:layer="layout" svg:width="8.7cm" svg:height="8.1cm" svg:x="1.5cm" svg:y="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3.8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6cm" svg:y="4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6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8cm" svg:y="2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2.4cm" svg:y="6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3.1cm" svg:y="2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cm" svg:height="0.3cm" svg:x="6.3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cm" svg:height="0.3cm" svg:x="4.9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cm" svg:height="0.3cm" svg:x="8.7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cm" svg:height="0.3cm" svg:x="7.8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cm" svg:height="0.3cm" svg:x="4.5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8.7cm" svg:height="8.1cm" svg:x="11.3cm" svg:y="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12.5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18cm" svg:y="8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15.8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17.8cm" svg:y="2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12.2cm" svg:y="6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12.9cm" svg:y="2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cm" svg:height="0.3cm" svg:x="16.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cm" svg:height="0.3cm" svg:x="14cm" svg:y="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cm" svg:height="0.3cm" svg:x="16.5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cm" svg:height="0.3cm" svg:x="17.5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cm" svg:height="0.3cm" svg:x="14.5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8.7cm" svg:height="8.1cm" svg:x="11.3cm" svg:y="10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13.6cm" svg:y="13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15.8cm" svg:y="13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15.8cm" svg:y="10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17.8cm" svg:y="11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12.2cm" svg:y="15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12.9cm" svg:y="10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cm" svg:height="0.3cm" svg:x="16.1cm" svg:y="1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cm" svg:height="0.3cm" svg:x="14.7cm" svg:y="1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cm" svg:height="0.3cm" svg:x="18.5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cm" svg:height="0.3cm" svg:x="17.6cm" svg:y="1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cm" svg:height="0.3cm" svg:x="14.3cm" svg:y="1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cm" svg:height="0.3cm" svg:x="16.1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cm" svg:height="0.3cm" svg:x="14.8cm" svg:y="1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cm" svg:height="0.3cm" svg:x="13.6cm" svg:y="16.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1.3cm" svg:y1="16.1cm" svg:x2="20cm" svg:y2="11.6cm">
          <text:p/>
        </draw:line>
        <draw:line draw:style-name="gr5" draw:text-style-name="P1" draw:layer="layout" svg:x1="1.5cm" svg:y1="8.2cm" svg:x2="10.2cm" svg:y2="3.7cm">
          <text:p/>
        </draw:line>
        <draw:custom-shape draw:style-name="gr1" draw:text-style-name="P1" draw:layer="layout" svg:width="8.7cm" svg:height="8.1cm" svg:x="1.5cm" svg:y="10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3.8cm" svg:y="13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6cm" svg:y="13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6cm" svg:y="10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8cm" svg:y="11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2.4cm" svg:y="15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3.1cm" svg:y="10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cm" svg:height="0.3cm" svg:x="6.3cm" svg:y="1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cm" svg:height="0.3cm" svg:x="4.9cm" svg:y="1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cm" svg:height="0.3cm" svg:x="8.7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cm" svg:height="0.3cm" svg:x="7.8cm" svg:y="1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cm" svg:height="0.3cm" svg:x="4.5cm" svg:y="1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.5cm" svg:y1="16.8cm" svg:x2="10.2cm" svg:y2="11.4cm">
          <text:p/>
        </draw:line>
        <draw:custom-shape draw:style-name="gr1" draw:text-style-name="P1" draw:layer="layout" svg:width="8.7cm" svg:height="8.1cm" svg:x="1.5cm" svg:y="18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3.8cm" svg:y="21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6cm" svg:y="21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6cm" svg:y="19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8cm" svg:y="19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2.4cm" svg:y="23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3.1cm" svg:y="19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cm" svg:height="0.3cm" svg:x="6.3cm" svg:y="2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cm" svg:height="0.3cm" svg:x="4.9cm" svg:y="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cm" svg:height="0.3cm" svg:x="8.7cm" svg:y="2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cm" svg:height="0.3cm" svg:x="7.8cm" svg:y="2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cm" svg:height="0.3cm" svg:x="4.5cm" svg:y="2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.5cm" svg:y1="26.6cm" svg:x2="10.2cm" svg:y2="18.6cm">
          <text:p/>
        </draw:line>
        <draw:custom-shape draw:style-name="gr3" draw:text-style-name="P1" draw:layer="layout" svg:width="0.3cm" svg:height="0.3cm" svg:x="15.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cm" svg:height="0.3cm" svg:x="14.6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cm" svg:height="0.3cm" svg:x="19.1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18.7cm" svg:y="6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16cm" svg:y="8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14.8cm" svg:y="3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13.3cm" svg:y="8.4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0.7cm" svg:height="0.962cm" svg:x="16.6cm" svg:y="13.738cm">
          <draw:text-box>
            <text:p>?</text:p>
          </draw:text-box>
        </draw:frame>
        <draw:frame draw:style-name="gr7" draw:text-style-name="P2" draw:layer="layout" svg:width="0.7cm" svg:height="0.962cm" svg:x="16.6cm" svg:y="5.638cm">
          <draw:text-box>
            <text:p>?</text:p>
          </draw:text-box>
        </draw:frame>
        <draw:line draw:style-name="gr5" draw:text-style-name="P1" draw:layer="layout" svg:x1="11.3cm" svg:y1="8.2cm" svg:x2="20cm" svg:y2="3.7cm">
          <text:p/>
        </draw:line>
        <draw:custom-shape draw:style-name="gr1" draw:text-style-name="P1" draw:layer="layout" svg:width="8.7cm" svg:height="8.1cm" svg:x="11.3cm" svg:y="18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13.6cm" svg:y="21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15.8cm" svg:y="21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15.8cm" svg:y="19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17.8cm" svg:y="19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12.2cm" svg:y="23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12.9cm" svg:y="19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cm" svg:height="0.3cm" svg:x="16.1cm" svg:y="2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cm" svg:height="0.3cm" svg:x="14.7cm" svg:y="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cm" svg:height="0.3cm" svg:x="18.5cm" svg:y="2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cm" svg:height="0.3cm" svg:x="17.6cm" svg:y="2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cm" svg:height="0.3cm" svg:x="14.3cm" svg:y="2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1.3cm" svg:y1="25.3cm" svg:x2="20cm" svg:y2="20.8cm">
          <text:p/>
        </draw:line>
        <draw:line draw:style-name="gr9" draw:text-style-name="P1" draw:layer="layout" svg:x1="11.3cm" svg:y1="24.6cm" svg:x2="20cm" svg:y2="20.1cm">
          <text:p/>
        </draw:line>
        <draw:line draw:style-name="gr9" draw:text-style-name="P1" draw:layer="layout" svg:x1="11.3cm" svg:y1="26cm" svg:x2="20cm" svg:y2="21.5cm">
          <text:p/>
        </draw:line>
        <draw:line draw:style-name="gr10" draw:text-style-name="P1" draw:layer="layout" svg:x1="17.2cm" svg:y1="21.6cm" svg:x2="17.7cm" svg:y2="22.6cm">
          <text:p/>
        </draw:line>
        <draw:frame draw:style-name="gr7" draw:text-style-name="P2" draw:layer="layout" svg:width="2.5cm" svg:height="0.962cm" svg:x="16.7cm" svg:y="22.9cm">
          <draw:text-box>
            <text:p>margin</text:p>
          </draw:text-box>
        </draw:frame>
      </draw:page>
      <draw:page draw:name="page3" draw:style-name="dp1" draw:master-page-name="預設">
        <draw:line draw:style-name="gr8" draw:text-style-name="P1" draw:layer="layout" svg:x1="1.6cm" svg:y1="16.1cm" svg:x2="10.3cm" svg:y2="11.6cm">
          <text:p/>
        </draw:line>
        <draw:line draw:style-name="gr9" draw:text-style-name="P1" draw:layer="layout" svg:x1="1.6cm" svg:y1="16.9cm" svg:x2="10.3cm" svg:y2="12.4cm">
          <text:p/>
        </draw:line>
        <draw:line draw:style-name="gr9" draw:text-style-name="P1" draw:layer="layout" svg:x1="1.6cm" svg:y1="15.3cm" svg:x2="10.3cm" svg:y2="10.8cm">
          <text:p/>
        </draw:line>
        <draw:line draw:style-name="gr11" draw:text-style-name="P1" draw:layer="layout" svg:x1="5.3cm" svg:y1="14.5cm" svg:x2="5.5cm" svg:y2="14.9cm">
          <text:p/>
        </draw:line>
        <draw:custom-shape draw:style-name="gr1" draw:text-style-name="P1" draw:layer="layout" svg:width="8.7cm" svg:height="8.1cm" svg:x="1.6cm" svg:y="10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3.9cm" svg:y="13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6.1cm" svg:y="13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6.1cm" svg:y="10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8.1cm" svg:y="11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2.5cm" svg:y="15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cm" svg:x="3.2cm" svg:y="10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cm" svg:height="0.3cm" svg:x="6.4cm" svg:y="1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cm" svg:height="0.3cm" svg:x="5cm" svg:y="1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cm" svg:height="0.3cm" svg:x="8.8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cm" svg:height="0.3cm" svg:x="7.9cm" svg:y="1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cm" svg:height="0.3cm" svg:x="4.6cm" svg:y="1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cm" svg:height="0.3cm" svg:x="6.4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cm" svg:height="0.3cm" svg:x="5.1cm" svg:y="1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cm" svg:height="0.3cm" svg:x="3.9cm" svg:y="16.3cm">
          <text:p/>
          <draw:enhanced-geometry svg:viewBox="0 0 21600 21600" draw:type="rectangle" draw:enhanced-path="M 0 0 L 21600 0 21600 21600 0 21600 0 0 Z N"/>
        </draw:custom-shape>
        <draw:frame draw:style-name="gr12" draw:text-style-name="P3" draw:layer="layout" svg:width="0.433cm" svg:height="0.419cm" svg:x="5.5cm" svg:y="14.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erif CJK TC" svg:font-family="'Noto Serif CJK TC'" style:font-family-generic="system" style:font-pitch="variable"/>
    <style:font-face style:name="文泉驛正黑" svg:font-family="文泉驛正黑" style:font-family-generic="system" style:font-pitch="variable"/>
  </office:font-face-decls>
  <office:styles>
    <draw:gradient draw:name="填滿紅色" draw:style="linear" draw:start-color="#ff6d6d" draw:end-color="#c9211e" draw:start-intensity="100%" draw:end-intensity="100%" draw:angle="300" draw:border="0%"/>
    <draw:gradient draw:name="填滿綠色" draw:style="linear" draw:start-color="#77bc65" draw:end-color="#127622" draw:start-intensity="100%" draw:end-intensity="100%" draw:angle="300" draw:border="0%"/>
    <draw:gradient draw:name="填滿藍色" draw:style="linear" draw:start-color="#729fcf" draw:end-color="#355269" draw:start-intensity="100%" draw:end-intensity="100%" draw:angle="300" draw:border="0%"/>
    <draw:gradient draw:name="填滿黃色" draw:style="linear" draw:start-color="#ffde59" draw:end-color="#b47804" draw:start-intensity="100%" draw:end-intensity="100%" draw:angle="30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TC" style:font-size-asian="24pt" style:language-asian="zh" style:country-asian="TW" style:font-name-complex="文泉驛正黑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填滿藍色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填滿綠色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填滿紅色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填滿黃色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3T22:33:21.058177375</meta:creation-date>
    <dc:date>2018-10-06T23:19:03.699944586</dc:date>
    <meta:editing-duration>PT24M44S</meta:editing-duration>
    <meta:editing-cycles>5</meta:editing-cycles>
    <meta:generator>LibreOffice/6.1.1.2$Linux_X86_64 LibreOffice_project/10$Build-2</meta:generator>
    <meta:document-statistic meta:object-count="155"/>
  </office:meta>
</office:document-meta>
</file>

<file path=Object 1/content.xml><?xml version="1.0" encoding="utf-8"?>
<math xmlns="http://www.w3.org/1998/Math/MathML" display="block">
  <semantics>
    <mi>ξ</mi>
    <annotation encoding="StarMath 5.0">%ixi </annotation>
  </semantics>
</math>
</file>